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range.test_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Path_list_range.test_range_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list_range.test_rang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Path_list_range.test_rang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